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0121"/>
    <style:style style:name="ce2" style:family="table-cell" style:parent-style-name="Default" style:data-style-name="N10002"/>
  </office:automatic-styles>
  <office:body>
    <office:spreadsheet>
      <table:calculation-settings table:automatic-find-labels="false"/>
      <table:table table:name="results_org-Human_non_tata_batch-64_emb-33_rout-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partition</text:p>
          </table:table-cell>
          <table:table-cell table:style-name="Default" office:value-type="string" calcext:value-type="string">
            <text:p>mcc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sn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acc</text:p>
          </table:table-cell>
          <table:table-cell table:style-name="Default" office:value-type="string" calcext:value-type="string">
            <text:p>pre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2990572094872" calcext:value-type="float">
            <text:p>0.68299057</text:p>
          </table:table-cell>
          <table:table-cell office:value-type="float" office:value="0.811384217335058" calcext:value-type="float">
            <text:p>0.81138422</text:p>
          </table:table-cell>
          <table:table-cell office:value-type="float" office:value="0.791519434628975" calcext:value-type="float">
            <text:p>0.79151943</text:p>
          </table:table-cell>
          <table:table-cell office:value-type="float" office:value="0.886085075702956" calcext:value-type="float">
            <text:p>0.88608508</text:p>
          </table:table-cell>
          <table:table-cell office:value-type="float" office:value="0.846687697160883" calcext:value-type="float">
            <text:p>0.84668770</text:p>
          </table:table-cell>
          <table:table-cell office:value-type="float" office:value="0.832271762208068" calcext:value-type="float">
            <text:p>0.83227176</text:p>
          </table:table-cell>
          <table:table-cell office:value-type="float" office:value="1568" calcext:value-type="float">
            <text:p>1568</text:p>
          </table:table-cell>
          <table:table-cell office:value-type="float" office:value="316" calcext:value-type="float">
            <text:p>316</text:p>
          </table:table-cell>
          <table:table-cell office:value-type="float" office:value="2458" calcext:value-type="float">
            <text:p>245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80650824175253" calcext:value-type="float">
            <text:p>0.68065082</text:p>
          </table:table-cell>
          <table:table-cell office:value-type="float" office:value="0.819029404733445" calcext:value-type="float">
            <text:p>0.81902940</text:p>
          </table:table-cell>
          <table:table-cell office:value-type="float" office:value="0.864714790509844" calcext:value-type="float">
            <text:p>0.86471479</text:p>
          </table:table-cell>
          <table:table-cell office:value-type="float" office:value="0.823720259552992" calcext:value-type="float">
            <text:p>0.82372026</text:p>
          </table:table-cell>
          <table:table-cell office:value-type="float" office:value="0.840799158780231" calcext:value-type="float">
            <text:p>0.84079916</text:p>
          </table:table-cell>
          <table:table-cell office:value-type="float" office:value="0.777929155313352" calcext:value-type="float">
            <text:p>0.77792916</text:p>
          </table:table-cell>
          <table:table-cell office:value-type="float" office:value="1713" calcext:value-type="float">
            <text:p>1713</text:p>
          </table:table-cell>
          <table:table-cell office:value-type="float" office:value="489" calcext:value-type="float">
            <text:p>489</text:p>
          </table:table-cell>
          <table:table-cell office:value-type="float" office:value="2285" calcext:value-type="float">
            <text:p>228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7710457959072" calcext:value-type="float">
            <text:p>0.67710458</text:p>
          </table:table-cell>
          <table:table-cell office:value-type="float" office:value="0.816718712466971" calcext:value-type="float">
            <text:p>0.81671871</text:p>
          </table:table-cell>
          <table:table-cell office:value-type="float" office:value="0.858152448258455" calcext:value-type="float">
            <text:p>0.85815245</text:p>
          </table:table-cell>
          <table:table-cell office:value-type="float" office:value="0.826243691420332" calcext:value-type="float">
            <text:p>0.82624369</text:p>
          </table:table-cell>
          <table:table-cell office:value-type="float" office:value="0.839537329127234" calcext:value-type="float">
            <text:p>0.83953733</text:p>
          </table:table-cell>
          <table:table-cell office:value-type="float" office:value="0.77910174152154" calcext:value-type="float">
            <text:p>0.77910174</text:p>
          </table:table-cell>
          <table:table-cell office:value-type="float" office:value="1700" calcext:value-type="float">
            <text:p>1700</text:p>
          </table:table-cell>
          <table:table-cell office:value-type="float" office:value="482" calcext:value-type="float">
            <text:p>482</text:p>
          </table:table-cell>
          <table:table-cell office:value-type="float" office:value="2292" calcext:value-type="float">
            <text:p>229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13143217912823" calcext:value-type="float">
            <text:p>0.71314322</text:p>
          </table:table-cell>
          <table:table-cell office:value-type="float" office:value="0.83605359317905" calcext:value-type="float">
            <text:p>0.83605359</text:p>
          </table:table-cell>
          <table:table-cell office:value-type="float" office:value="0.866229177183241" calcext:value-type="float">
            <text:p>0.86622918</text:p>
          </table:table-cell>
          <table:table-cell office:value-type="float" office:value="0.852919971160779" calcext:value-type="float">
            <text:p>0.85291997</text:p>
          </table:table-cell>
          <table:table-cell office:value-type="float" office:value="0.858464773922187" calcext:value-type="float">
            <text:p>0.85846477</text:p>
          </table:table-cell>
          <table:table-cell office:value-type="float" office:value="0.807909604519774" calcext:value-type="float">
            <text:p>0.80790960</text:p>
          </table:table-cell>
          <table:table-cell office:value-type="float" office:value="1716" calcext:value-type="float">
            <text:p>1716</text:p>
          </table:table-cell>
          <table:table-cell office:value-type="float" office:value="408" calcext:value-type="float">
            <text:p>408</text:p>
          </table:table-cell>
          <table:table-cell office:value-type="float" office:value="2366" calcext:value-type="float">
            <text:p>23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8897064329768" calcext:value-type="float">
            <text:p>0.68897064</text:p>
          </table:table-cell>
          <table:table-cell office:value-type="float" office:value="0.824470588235294" calcext:value-type="float">
            <text:p>0.82447059</text:p>
          </table:table-cell>
          <table:table-cell office:value-type="float" office:value="0.884401817264008" calcext:value-type="float">
            <text:p>0.88440182</text:p>
          </table:table-cell>
          <table:table-cell office:value-type="float" office:value="0.813626532083634" calcext:value-type="float">
            <text:p>0.81362653</text:p>
          </table:table-cell>
          <table:table-cell office:value-type="float" office:value="0.843112513144059" calcext:value-type="float">
            <text:p>0.84311251</text:p>
          </table:table-cell>
          <table:table-cell office:value-type="float" office:value="0.772146319964742" calcext:value-type="float">
            <text:p>0.77214632</text:p>
          </table:table-cell>
          <table:table-cell office:value-type="float" office:value="1752" calcext:value-type="float">
            <text:p>1752</text:p>
          </table:table-cell>
          <table:table-cell office:value-type="float" office:value="517" calcext:value-type="float">
            <text:p>517</text:p>
          </table:table-cell>
          <table:table-cell office:value-type="float" office:value="2257" calcext:value-type="float">
            <text:p>225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2"/>
          <table:table-cell table:style-name="ce2" table:formula="of:=AVERAGE([.C2:.C6])" office:value-type="float" office:value="0.68857196741427" calcext:value-type="float">
            <text:p>0.69</text:p>
          </table:table-cell>
          <table:table-cell table:style-name="ce2" table:formula="of:=AVERAGE([.D2:.D6])" office:value-type="float" office:value="0.821531303189964" calcext:value-type="float">
            <text:p>0.82</text:p>
          </table:table-cell>
          <table:table-cell table:style-name="ce2" table:formula="of:=AVERAGE([.E2:.E6])" office:value-type="float" office:value="0.853003533568904" calcext:value-type="float">
            <text:p>0.85</text:p>
          </table:table-cell>
          <table:table-cell table:style-name="ce2" table:formula="of:=AVERAGE([.F2:.F6])" office:value-type="float" office:value="0.840519105984138" calcext:value-type="float">
            <text:p>0.84</text:p>
          </table:table-cell>
          <table:table-cell table:style-name="ce2" table:formula="of:=AVERAGE([.G2:.G6])" office:value-type="float" office:value="0.845720294426919" calcext:value-type="float">
            <text:p>0.85</text:p>
          </table:table-cell>
          <table:table-cell table:style-name="ce2" table:formula="of:=AVERAGE([.H2:.H6])" office:value-type="float" office:value="0.793871716705495" calcext:value-type="float">
            <text:p>0.7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TDEV([.C2:.C6])" office:value-type="float" office:value="0.0143988086394568" calcext:value-type="float">
            <text:p>0.01439881</text:p>
          </table:table-cell>
          <table:table-cell table:formula="of:=STDEV([.D2:.D6])" office:value-type="float" office:value="0.00937976785167697" calcext:value-type="float">
            <text:p>0.00937977</text:p>
          </table:table-cell>
          <table:table-cell table:formula="of:=STDEV([.E2:.E6])" office:value-type="float" office:value="0.035723693650306" calcext:value-type="float">
            <text:p>0.03572369</text:p>
          </table:table-cell>
          <table:table-cell table:formula="of:=STDEV([.F2:.F6])" office:value-type="float" office:value="0.0293225096424457" calcext:value-type="float">
            <text:p>0.02932251</text:p>
          </table:table-cell>
          <table:table-cell table:formula="of:=STDEV([.G2:.G6])" office:value-type="float" office:value="0.00762569316233671" calcext:value-type="float">
            <text:p>0.00762569</text:p>
          </table:table-cell>
          <table:table-cell table:formula="of:=STDEV([.H2:.H6])" office:value-type="float" office:value="0.0255731112846383" calcext:value-type="float">
            <text:p>0.02557311</text:p>
          </table:table-cell>
          <table:table-cell table:number-columns-repeated="4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121" number:language="en" number:country="US">
      <number:number number:decimal-places="8" loext:min-decimal-places="8" number:min-integer-digits="1"/>
    </number:number-style>
    <number:number-style style:name="N10122" number:language="en" number:country="US">
      <number:number number:decimal-places="7" loext:min-decimal-places="7" number:min-integer-digits="1"/>
    </number:number-style>
    <number:number-style style:name="N10123" number:language="en" number:country="US">
      <number:number number:decimal-places="6" loext:min-decimal-places="6" number:min-integer-digits="1"/>
    </number:number-style>
    <number:number-style style:name="N10124" number:language="en" number:country="US">
      <number:number number:decimal-places="5" loext:min-decimal-places="5" number:min-integer-digits="1"/>
    </number:number-style>
    <number:number-style style:name="N10125" number:language="en" number:country="US">
      <number:number number:decimal-places="4" loext:min-decimal-places="4" number:min-integer-digits="1"/>
    </number:number-style>
    <number:number-style style:name="N10126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04:32:09.043286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05:52:28.170973564</dc:date>
    <meta:editing-duration>PT1H23M12S</meta:editing-duration>
    <meta:editing-cycles>2</meta:editing-cycles>
    <meta:generator>LibreOffice/5.1.6.2$Linux_X86_64 LibreOffice_project/10m0$Build-2</meta:generator>
    <meta:document-statistic meta:table-count="1" meta:cell-count="83" meta:object-count="0"/>
  </office:meta>
</office:document-meta>
</file>